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icrosoft YaHei UI Light" svg:font-family="'Microsoft YaHei UI Light'" style:font-family-generic="swiss"/>
    <style:font-face style:name="游ゴシック" svg:font-family="游ゴシック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 style:data-style-name="N100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 style:data-style-name="N100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 style:data-style-name="N100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 style:data-style-name="N100">
      <style:table-cell-properties fo:border-bottom="0.74pt dotted #000000" fo:background-color="#fff2cc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dotted #000000" fo:background-color="#fff2cc" style:diagonal-bl-tr="none" style:diagonal-tl-br="none" fo:border-left="1.76pt solid #000000" fo:border-right="none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dotted #000000" fo:background-color="#fbe5d6" style:diagonal-bl-tr="none" style:diagonal-tl-br="none" fo:border-left="1.76pt solid #000000" fo:border-right="none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dotte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dotted #000000" fo:background-color="#d0cec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solid #000000" fo:background-color="#70ad4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fo:border-bottom="0.74pt dotted #000000" fo:background-color="#fff2cc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dotted #000000" fo:background-color="#fff2cc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dotted #000000" fo:background-color="#fbe5d6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dotted #000000" fo:background-color="#d0cec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1.76pt solid #000000" fo:background-color="#70ad4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5482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5" style:family="table-cell" style:parent-style-name="Default" style:data-style-name="N100">
      <style:table-cell-properties fo:border-bottom="none" fo:background-color="#54823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6" style:family="table-cell" style:parent-style-name="Default" style:data-style-name="N100">
      <style:table-cell-properties fo:border-bottom="1.76pt solid #000000" fo:background-color="#54823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cdc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background-color="#ffcdc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fo:background-color="#ffcdc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-bottom="none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8" style:family="table-cell" style:parent-style-name="Default" style:data-style-name="N100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fo:background-color="#ffcdc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 style:data-style-name="N100">
      <style:table-cell-properties fo:background-color="#ffcd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7" style:family="table-cell" style:parent-style-name="Default" style:data-style-name="N100">
      <style:table-cell-properties fo:border-bottom="1.76pt solid #000000" fo:background-color="#ffcdc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8" style:family="table-cell" style:parent-style-name="Default" style:data-style-name="N100">
      <style:table-cell-properties fo:background-color="#ffc000" style:rotation-align="non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0.74pt dotted #000000" fo:background-color="#fff2cc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dotted #000000" fo:background-color="#fff2cc" style:diagonal-bl-tr="none" style:diagonal-tl-br="none" fo:border-left="none" fo:border-right="1.76pt solid #000000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dotted #000000" fo:background-color="#fbe5d6" style:diagonal-bl-tr="none" style:diagonal-tl-br="none" fo:border-left="none" fo:border-right="1.76pt solid #000000" style:rotation-align="none" fo:border-top="0.74pt dotted #000000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dotted #000000" fo:background-color="#d0ce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1.76pt solid #000000" fo:background-color="#70ad4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none" fo:background-color="#54823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0" style:family="table-cell" style:parent-style-name="Default" style:data-style-name="N100">
      <style:table-cell-properties fo:border-bottom="none" fo:background-color="#54823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1" style:family="table-cell" style:parent-style-name="Default" style:data-style-name="N100">
      <style:table-cell-properties fo:border-bottom="1.76pt solid #000000" fo:background-color="#54823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Microsoft YaHei UI Light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5" style:family="table-cell" style:parent-style-name="Default" style:data-style-name="N100">
      <style:table-cell-properties fo:border-bottom="none" fo:background-color="#ffcd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6" style:family="table-cell" style:parent-style-name="Default" style:data-style-name="N100">
      <style:table-cell-properties fo:border-bottom="none" fo:background-color="#ffcd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7" style:family="table-cell" style:parent-style-name="Default" style:data-style-name="N100">
      <style:table-cell-properties fo:border-bottom="1.76pt solid #000000" fo:background-color="#ffcdc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icrosoft YaHei UI 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icrosoft YaHei U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106cm" svg:stroke-color="#353ef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106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.106cm" svg:stroke-color="#00b05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53cm" svg:stroke-color="#353ef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53cm" svg:stroke-color="#00b05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53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none" svg:stroke-width="0.026cm" draw:fill="none" draw:textarea-vertical-align="middle" draw:auto-grow-height="false" draw:fit-to-size="false" style:shrink-to-fit="false" fo:min-height="1.894cm" fo:min-width="4.956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draw:stroke="solid" svg:stroke-width="0.035cm" svg:stroke-color="#43729d" draw:stroke-linejoin="miter" svg:stroke-linecap="butt" draw:fill="solid" draw:fill-color="#00b0f0" draw:textarea-vertical-align="top" draw:auto-grow-height="false" draw:fit-to-size="false" style:shrink-to-fit="false" fo:min-height="5.046cm" fo:min-width="0cm" fo:padding-top="0.125cm" fo:padding-bottom="0.125cm" fo:padding-left="0.25cm" fo:padding-right="0.25cm" fo:wrap-option="wrap"/>
    </style:style>
    <style:style style:name="gr9" style:family="graphic">
      <style:graphic-properties draw:stroke="none" svg:stroke-width="0.026cm" draw:fill="none" draw:textarea-vertical-align="middle" draw:auto-grow-height="false" draw:fit-to-size="false" style:shrink-to-fit="false" fo:min-height="1.83cm" fo:min-width="4.956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solid" draw:fill-color="#00b0f0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2" table:default-cell-style-name="ce1"/>
        <table:table-row table:style-name="ro1">
          <table:table-cell/>
          <table:table-cell office:value-type="string" calcext:value-type="string">
            <text:p>总线示意图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4">
            <text:p>CPU</text:p>
          </table:table-cell>
          <table:covered-table-cell table:style-name="ce5"/>
          <table:table-cell/>
          <table:table-cell>
            <draw:line table:end-cell-address="Sheet1.E3" table:end-x="1.322cm" table:end-y="0.009cm" draw:z-index="0" draw:name="直線コネクタ 2" draw:style-name="gr1" draw:text-style-name="P1" svg:x1="1.194cm" svg:y1="0.008cm" svg:x2="1.194cm" svg:y2="12.972cm">
              <text:p/>
            </draw:line>
          </table:table-cell>
          <table:table-cell>
            <draw:line table:end-cell-address="Sheet1.F3" table:end-x="1.005cm" table:end-y="0.009cm" draw:z-index="1" draw:name="直線コネクタ 3" draw:style-name="gr2" draw:text-style-name="P1" svg:x1="0.877cm" svg:y1="0.008cm" svg:x2="0.877cm" svg:y2="12.972cm">
              <text:p/>
            </draw:line>
            <draw:line table:end-cell-address="Sheet1.F3" table:end-x="0.502cm" table:end-y="0.009cm" draw:z-index="2" draw:name="直線コネクタ 4" draw:style-name="gr3" draw:text-style-name="P1" svg:x1="0.374cm" svg:y1="0.008cm" svg:x2="0.374cm" svg:y2="12.972cm">
              <text:p/>
            </draw:line>
          </table:table-cell>
          <table:table-cell table:number-columns-repeated="1016"/>
        </table:table-row>
        <table:table-row table:style-name="ro1">
          <table:table-cell/>
          <table:covered-table-cell table:style-name="ce3"/>
          <table:covered-table-cell table:style-name="ce6"/>
          <table:table-cell table:number-columns-repeated="4"/>
          <table:table-cell table:style-name="ce24" office:value-type="string" calcext:value-type="string" table:number-columns-spanned="7" table:number-rows-spanned="3">
            <text:p>内存条</text:p>
          </table:table-cell>
          <table:covered-table-cell table:number-columns-repeated="5" table:style-name="ce37"/>
          <table:covered-table-cell table:style-name="ce59"/>
          <table:table-cell table:number-columns-repeated="1008"/>
        </table:table-row>
        <table:table-row table:style-name="ro1">
          <table:table-cell/>
          <table:covered-table-cell table:style-name="ce3"/>
          <table:covered-table-cell table:style-name="ce6"/>
          <table:table-cell/>
          <table:table-cell>
            <draw:line table:end-cell-address="Sheet1.G5" table:end-x="1.424cm" table:end-y="0.128cm" draw:z-index="18" draw:name="直線コネクタ 41" draw:style-name="gr4" draw:text-style-name="P1" svg:x1="1.221cm" svg:y1="0cm" svg:x2="4.271cm" svg:y2="0cm">
              <text:p/>
            </draw:line>
          </table:table-cell>
          <table:table-cell>
            <draw:line table:end-cell-address="Sheet1.G5" table:end-x="1.379cm" table:end-y="0.339cm" draw:z-index="19" draw:name="直線コネクタ 42" draw:style-name="gr5" draw:text-style-name="P1" svg:x1="0.321cm" svg:y1="0.211cm" svg:x2="2.802cm" svg:y2="0.211cm">
              <text:p/>
            </draw:line>
            <draw:line table:end-cell-address="Sheet1.G6" table:end-x="1.424cm" table:end-y="0.064cm" draw:z-index="20" draw:name="直線コネクタ 43" draw:style-name="gr6" draw:text-style-name="P1" svg:x1="0.85cm" svg:y1="0.423cm" svg:x2="2.847cm" svg:y2="0.423cm">
              <text:p/>
            </draw:line>
          </table:table-cell>
          <table:table-cell/>
          <table:covered-table-cell table:style-name="ce25"/>
          <table:covered-table-cell table:number-columns-repeated="5" table:style-name="ce38"/>
          <table:covered-table-cell table:style-name="ce60"/>
          <table:table-cell table:number-columns-repeated="1008"/>
        </table:table-row>
        <table:table-row table:style-name="ro1">
          <table:table-cell/>
          <table:covered-table-cell table:style-name="ce4"/>
          <table:covered-table-cell table:style-name="ce7"/>
          <table:table-cell table:number-columns-repeated="4"/>
          <table:covered-table-cell table:style-name="ce26"/>
          <table:covered-table-cell table:number-columns-repeated="5" table:style-name="ce39"/>
          <table:covered-table-cell table:style-name="ce61"/>
          <table:table-cell table:number-columns-repeated="1008"/>
        </table:table-row>
        <table:table-row table:style-name="ro1">
          <table:table-cell table:number-columns-repeated="2"/>
          <table:table-cell>
            <draw:line table:end-cell-address="Sheet1.C7" table:end-x="0.29cm" table:end-y="0.032cm" draw:z-index="3" draw:name="直線コネクタ 14" draw:style-name="gr4" draw:text-style-name="P1" svg:x1="0.162cm" svg:y1="0.031cm" svg:x2="0.162cm" svg:y2="1.133cm">
              <text:p/>
            </draw:line>
            <draw:line table:end-cell-address="Sheet1.C7" table:end-x="0.634cm" table:end-y="0.059cm" draw:z-index="5" draw:name="直線コネクタ 19" draw:style-name="gr5" draw:text-style-name="P1" svg:x1="0.506cm" svg:y1="0.058cm" svg:x2="0.506cm" svg:y2="1.46cm">
              <text:p/>
            </draw:line>
            <draw:line table:end-cell-address="Sheet1.C7" table:end-x="0.899cm" table:end-y="0.059cm" draw:z-index="7" draw:name="直線コネクタ 21" draw:style-name="gr6" draw:text-style-name="P1" svg:x1="0.771cm" svg:y1="0.058cm" svg:x2="0.771cm" svg:y2="1.806cm">
              <text:p/>
            </draw:line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>
            <draw:line table:end-cell-address="Sheet1.E9" table:end-x="1.168cm" table:end-y="0.315cm" draw:z-index="4" draw:name="直線コネクタ 16" draw:style-name="gr4" draw:text-style-name="P1" svg:x1="0.136cm" svg:y1="0.187cm" svg:x2="4.015cm" svg:y2="0.187cm">
              <text:p/>
            </draw:line>
          </table:table-cell>
          <table:table-cell table:number-columns-repeated="1019"/>
        </table:table-row>
        <table:table-row table:style-name="ro1">
          <table:table-cell table:number-columns-repeated="2"/>
          <table:table-cell>
            <draw:line table:end-cell-address="Sheet1.F10" table:end-x="0.4cm" table:end-y="0.157cm" draw:z-index="6" draw:name="直線コネクタ 20" draw:style-name="gr5" draw:text-style-name="P1" svg:x1="0.48cm" svg:y1="0.029cm" svg:x2="4.671cm" svg:y2="0.029cm">
              <text:p/>
            </draw:line>
            <draw:line table:end-cell-address="Sheet1.F11" table:end-x="0.824cm" table:end-y="0.014cm" draw:z-index="8" draw:name="直線コネクタ 22" draw:style-name="gr6" draw:text-style-name="P1" svg:x1="0.744cm" svg:y1="0.373cm" svg:x2="5.095cm" svg:y2="0.373cm">
              <text:p/>
            </draw:line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7"/>
          <table:table-cell table:style-name="ce27" office:value-type="string" calcext:value-type="string" table:number-columns-spanned="7" table:number-rows-spanned="3">
            <text:p>主板ROM</text:p>
          </table:table-cell>
          <table:covered-table-cell table:number-columns-repeated="5" table:style-name="ce40"/>
          <table:covered-table-cell table:style-name="ce62"/>
          <table:table-cell table:number-columns-repeated="1008"/>
        </table:table-row>
        <table:table-row table:style-name="ro1">
          <table:table-cell table:number-columns-repeated="4"/>
          <table:table-cell>
            <draw:line table:end-cell-address="Sheet1.G13" table:end-x="1.379cm" table:end-y="0.16cm" draw:z-index="15" draw:name="直線コネクタ 38" draw:style-name="gr4" draw:text-style-name="P1" svg:x1="1.194cm" svg:y1="0.032cm" svg:x2="4.226cm" svg:y2="0.032cm">
              <text:p/>
            </draw:line>
          </table:table-cell>
          <table:table-cell>
            <draw:line table:end-cell-address="Sheet1.G13" table:end-x="1.353cm" table:end-y="0.372cm" draw:z-index="16" draw:name="直線コネクタ 39" draw:style-name="gr5" draw:text-style-name="P1" svg:x1="0.295cm" svg:y1="0.244cm" svg:x2="2.776cm" svg:y2="0.244cm">
              <text:p/>
            </draw:line>
            <draw:line table:end-cell-address="Sheet1.G14" table:end-x="1.379cm" table:end-y="0.097cm" draw:z-index="17" draw:name="直線コネクタ 40" draw:style-name="gr6" draw:text-style-name="P1" svg:x1="0.824cm" svg:y1="0.455cm" svg:x2="2.802cm" svg:y2="0.455cm">
              <text:p/>
            </draw:line>
          </table:table-cell>
          <table:table-cell/>
          <table:covered-table-cell table:style-name="ce28"/>
          <table:covered-table-cell table:number-columns-repeated="5" table:style-name="ce41"/>
          <table:covered-table-cell table:style-name="ce63"/>
          <table:table-cell table:number-columns-repeated="1008"/>
        </table:table-row>
        <table:table-row table:style-name="ro1">
          <table:table-cell table:number-columns-repeated="7"/>
          <table:covered-table-cell table:style-name="ce29"/>
          <table:covered-table-cell table:number-columns-repeated="5" table:style-name="ce42"/>
          <table:covered-table-cell table:style-name="ce64"/>
          <table:table-cell table:number-columns-repeated="1008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8"/>
          <table:table-cell table:style-name="ce43"/>
          <table:table-cell table:number-columns-repeated="1013"/>
        </table:table-row>
        <table:table-row table:style-name="ro1">
          <table:table-cell table:number-columns-repeated="7"/>
          <table:table-cell table:style-name="ce30" office:value-type="string" calcext:value-type="string" table:number-columns-spanned="1" table:number-rows-spanned="3">
            <text:p>接口</text:p>
          </table:table-cell>
          <table:table-cell table:style-name="ce43"/>
          <table:table-cell table:style-name="ce27" office:value-type="string" calcext:value-type="string" table:number-columns-spanned="5" table:number-rows-spanned="3">
            <text:p>外部设备</text:p>
          </table:table-cell>
          <table:covered-table-cell table:number-columns-repeated="3" table:style-name="ce40"/>
          <table:covered-table-cell table:style-name="ce62"/>
          <table:table-cell table:number-columns-repeated="1008"/>
        </table:table-row>
        <table:table-row table:style-name="ro1">
          <table:table-cell table:number-columns-repeated="4"/>
          <table:table-cell>
            <draw:line table:end-cell-address="Sheet1.H19" table:end-x="0.056cm" table:end-y="0.238cm" draw:z-index="12" draw:name="直線コネクタ 35" draw:style-name="gr4" draw:text-style-name="P1" svg:x1="1.274cm" svg:y1="0.11cm" svg:x2="4.327cm" svg:y2="0.11cm">
              <text:p/>
            </draw:line>
          </table:table-cell>
          <table:table-cell>
            <draw:line table:end-cell-address="Sheet1.H19" table:end-x="0.03cm" table:end-y="0.45cm" draw:z-index="13" draw:name="直線コネクタ 36" draw:style-name="gr5" draw:text-style-name="P1" svg:x1="0.374cm" svg:y1="0.322cm" svg:x2="2.877cm" svg:y2="0.322cm">
              <text:p/>
            </draw:line>
          </table:table-cell>
          <table:table-cell/>
          <table:covered-table-cell table:style-name="ce31"/>
          <table:table-cell table:style-name="ce44"/>
          <table:covered-table-cell table:style-name="ce28"/>
          <table:covered-table-cell table:number-columns-repeated="3" table:style-name="ce41"/>
          <table:covered-table-cell table:style-name="ce63"/>
          <table:table-cell table:number-columns-repeated="1008"/>
        </table:table-row>
        <table:table-row table:style-name="ro1">
          <table:table-cell table:number-columns-repeated="5"/>
          <table:table-cell>
            <draw:line table:end-cell-address="Sheet1.H20" table:end-x="0.056cm" table:end-y="0.129cm" draw:z-index="14" draw:name="直線コネクタ 37" draw:style-name="gr6" draw:text-style-name="P1" svg:x1="0.903cm" svg:y1="0.001cm" svg:x2="2.903cm" svg:y2="0.001cm">
              <text:p/>
            </draw:line>
          </table:table-cell>
          <table:table-cell/>
          <table:covered-table-cell table:style-name="ce32"/>
          <table:table-cell table:style-name="ce43"/>
          <table:covered-table-cell table:style-name="ce29"/>
          <table:covered-table-cell table:number-columns-repeated="3" table:style-name="ce42"/>
          <table:covered-table-cell table:style-name="ce64"/>
          <table:table-cell table:number-columns-repeated="1008"/>
        </table:table-row>
        <table:table-row table:style-name="ro1">
          <table:table-cell table:number-columns-repeated="8"/>
          <table:table-cell table:style-name="ce43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7" table:number-rows-spanned="4">
            <text:p>显卡</text:p>
          </table:table-cell>
          <table:covered-table-cell table:number-columns-repeated="5" table:style-name="ce45"/>
          <table:covered-table-cell table:style-name="ce65"/>
          <table:table-cell table:number-columns-repeated="1008"/>
        </table:table-row>
        <table:table-row table:style-name="ro1">
          <table:table-cell table:number-columns-repeated="7"/>
          <table:covered-table-cell table:style-name="ce34"/>
          <table:covered-table-cell table:number-columns-repeated="5" table:style-name="ce46"/>
          <table:covered-table-cell table:style-name="ce66"/>
          <table:table-cell table:number-columns-repeated="1008"/>
        </table:table-row>
        <table:table-row table:style-name="ro1">
          <table:table-cell table:number-columns-repeated="7"/>
          <table:covered-table-cell table:style-name="ce34"/>
          <table:covered-table-cell table:number-columns-repeated="5" table:style-name="ce46"/>
          <table:covered-table-cell table:style-name="ce66"/>
          <table:table-cell table:number-columns-repeated="1008"/>
        </table:table-row>
        <table:table-row table:style-name="ro1">
          <table:table-cell table:number-columns-repeated="7"/>
          <table:covered-table-cell table:style-name="ce35"/>
          <table:covered-table-cell table:number-columns-repeated="5" table:style-name="ce47"/>
          <table:covered-table-cell table:style-name="ce67"/>
          <table:table-cell table:number-columns-repeated="1008"/>
        </table:table-row>
        <table:table-row table:style-name="ro1">
          <table:table-cell table:number-columns-repeated="8"/>
          <table:table-cell table:style-name="ce48" table:number-columns-repeated="5"/>
          <table:table-cell table:number-columns-repeated="1009"/>
        </table:table-row>
        <table:table-row table:style-name="ro2">
          <table:table-cell table:number-columns-repeated="4"/>
          <table:table-cell>
            <draw:line table:end-cell-address="Sheet1.H28" table:end-x="0.03cm" table:end-y="0.267cm" draw:z-index="9" draw:name="直線コネクタ 29" draw:style-name="gr4" draw:text-style-name="P1" svg:x1="1.247cm" svg:y1="0.139cm" svg:x2="4.301cm" svg:y2="0.139cm">
              <text:p/>
            </draw:line>
          </table:table-cell>
          <table:table-cell>
            <draw:line table:end-cell-address="Sheet1.G28" table:end-x="1.424cm" table:end-y="0.478cm" draw:z-index="10" draw:name="直線コネクタ 30" draw:style-name="gr5" draw:text-style-name="P1" svg:x1="0.347cm" svg:y1="0.35cm" svg:x2="2.847cm" svg:y2="0.35cm">
              <text:p/>
            </draw:line>
          </table:table-cell>
          <table:table-cell/>
          <table:table-cell table:style-name="ce36" office:value-type="string" calcext:value-type="string" table:number-columns-spanned="7" table:number-rows-spanned="1">
            <text:p>插槽</text:p>
          </table:table-cell>
          <table:covered-table-cell table:number-columns-repeated="5" table:style-name="ce49"/>
          <table:covered-table-cell table:style-name="ce68"/>
          <table:table-cell table:number-columns-repeated="1008"/>
        </table:table-row>
        <table:table-row table:style-name="ro1">
          <table:table-cell table:number-columns-repeated="5"/>
          <table:table-cell>
            <draw:line table:end-cell-address="Sheet1.H29" table:end-x="0.03cm" table:end-y="0.13cm" draw:z-index="11" draw:name="直線コネクタ 31" draw:style-name="gr6" draw:text-style-name="P1" svg:x1="0.877cm" svg:y1="0.002cm" svg:x2="2.877cm" svg:y2="0.002cm">
              <text:p/>
            </draw:line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4" table:number-rows-spanned="2">
            <text:p>巨大存储器</text:p>
          </table:table-cell>
          <table:covered-table-cell table:number-columns-repeated="3" table:style-name="ce16"/>
          <table:table-cell table:number-columns-repeated="1013"/>
        </table:table-row>
        <table:table-row table:style-name="ro1">
          <table:table-cell table:number-columns-repeated="5"/>
          <table:covered-table-cell table:number-columns-repeated="4" table:style-name="ce1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16根地址总线</text:p>
          </table:table-cell>
          <table:table-cell table:number-columns-repeated="8"/>
          <table:table-cell office:value-type="string" calcext:value-type="string">
            <text:p>地址编号</text:p>
          </table:table-cell>
          <table:table-cell table:number-columns-repeated="1011"/>
        </table:table-row>
        <table:table-row table:style-name="ro1">
          <table:table-cell/>
          <table:table-cell>
            <draw:line table:end-cell-address="Sheet1.D35" table:end-x="1.423cm" table:end-y="0.448cm" draw:z-index="21" draw:name="直線コネクタ 44" draw:style-name="gr4" draw:text-style-name="P1" svg:x1="0.137cm" svg:y1="0.192cm" svg:x2="4.27cm" svg:y2="0.192cm">
              <text:p/>
            </draw:line>
          </table:table-cell>
          <table:table-cell table:number-columns-repeated="2"/>
          <table:table-cell table:style-name="ce8"/>
          <table:table-cell table:style-name="ce17" table:number-columns-repeated="4"/>
          <table:table-cell table:style-name="ce50"/>
          <table:table-cell office:value-type="string" calcext:value-type="string">
            <text:p>0000</text:p>
          </table:table-cell>
          <table:table-cell/>
          <table:table-cell table:style-name="ce57" office:value-type="string" calcext:value-type="string" table:number-columns-spanned="4" table:number-rows-spanned="3">
            <text:p>每行表示一个存储单元，计算机系统中一个字节为一个存储单元。</text:p>
          </table:table-cell>
          <table:covered-table-cell table:number-columns-repeated="3" table:style-name="ce58"/>
          <table:table-cell table:number-columns-repeated="1006"/>
        </table:table-row>
        <table:table-row table:style-name="ro1">
          <table:table-cell/>
          <table:table-cell>
            <draw:line table:end-cell-address="Sheet1.D36" table:end-x="1.423cm" table:end-y="0.287cm" draw:z-index="22" draw:name="直線コネクタ 53" draw:style-name="gr4" draw:text-style-name="P1" svg:x1="0.137cm" svg:y1="0.031cm" svg:x2="4.27cm" svg:y2="0.031cm">
              <text:p/>
            </draw:line>
            <draw:line table:end-cell-address="Sheet1.D37" table:end-x="1.423cm" table:end-y="0.144cm" draw:z-index="23" draw:name="直線コネクタ 54" draw:style-name="gr4" draw:text-style-name="P1" svg:x1="0.137cm" svg:y1="0.375cm" svg:x2="4.27cm" svg:y2="0.375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office:value-type="string" calcext:value-type="string">
            <text:p>0001</text:p>
          </table:table-cell>
          <table:table-cell/>
          <table:covered-table-cell table:number-columns-repeated="4" table:style-name="ce58"/>
          <table:table-cell table:number-columns-repeated="1006"/>
        </table:table-row>
        <table:table-row table:style-name="ro1">
          <table:table-cell/>
          <table:table-cell>
            <draw:line table:end-cell-address="Sheet1.D37" table:end-x="1.423cm" table:end-y="0.394cm" draw:z-index="24" draw:name="直線コネクタ 55" draw:style-name="gr4" draw:text-style-name="P1" svg:x1="0.137cm" svg:y1="0.138cm" svg:x2="4.27cm" svg:y2="0.138cm">
              <text:p/>
            </draw:line>
          </table:table-cell>
          <table:table-cell table:number-columns-repeated="2"/>
          <table:table-cell table:style-name="ce9">
            <draw:custom-shape table:end-cell-address="Sheet1.I41" table:end-x="1.137cm" table:end-y="0.555cm" draw:z-index="37" draw:name="テキスト ボックス 68" draw:style-name="gr7" draw:text-style-name="P3" svg:width="5.455cm" svg:height="2.143cm" svg:x="1.377cm" svg:y="0.291cm">
              <text:p text:style-name="P2"><text:span text:style-name="T1">主存储器</text:span></text:p>
              <text:p text:style-name="P2"><text:span text:style-name="T1">(</text:span><text:span text:style-name="T1">通常所说的内存</text:span><text:span text:style-name="T1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4"/>
          <table:table-cell table:style-name="ce51"/>
          <table:table-cell>
            <draw:custom-shape table:end-cell-address="Sheet1.K49" table:end-x="1.084cm" table:end-y="0.052cm" draw:z-index="38" draw:name="矢印: 下 69" draw:style-name="gr8" draw:text-style-name="P4" svg:width="0.899cm" svg:height="5.52cm" svg:x="0.186cm" svg:y="0.397cm">
              <text:p/>
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/>
          <table:covered-table-cell table:number-columns-repeated="4" table:style-name="ce58"/>
          <table:table-cell table:number-columns-repeated="1006"/>
        </table:table-row>
        <table:table-row table:style-name="ro1">
          <table:table-cell/>
          <table:table-cell>
            <draw:line table:end-cell-address="Sheet1.D38" table:end-x="1.423cm" table:end-y="0.255cm" draw:z-index="25" draw:name="直線コネクタ 56" draw:style-name="gr4" draw:text-style-name="P1" svg:x1="0.137cm" svg:y1="-0.001cm" svg:x2="4.27cm" svg:y2="-0.001cm">
              <text:p/>
            </draw:line>
            <draw:line table:end-cell-address="Sheet1.D39" table:end-x="1.423cm" table:end-y="0.093cm" draw:z-index="26" draw:name="直線コネクタ 57" draw:style-name="gr4" draw:text-style-name="P1" svg:x1="0.137cm" svg:y1="0.323cm" svg:x2="4.27cm" svg:y2="0.323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39" table:end-x="1.423cm" table:end-y="0.339cm" draw:z-index="27" draw:name="直線コネクタ 58" draw:style-name="gr4" draw:text-style-name="P1" svg:x1="0.137cm" svg:y1="0.083cm" svg:x2="4.27cm" svg:y2="0.083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40" table:end-x="1.423cm" table:end-y="0.257cm" draw:z-index="28" draw:name="直線コネクタ 59" draw:style-name="gr4" draw:text-style-name="P1" svg:x1="0.137cm" svg:y1="0.001cm" svg:x2="4.27cm" svg:y2="0.001cm">
              <text:p/>
            </draw:line>
            <draw:line table:end-cell-address="Sheet1.D41" table:end-x="1.423cm" table:end-y="0.037cm" draw:z-index="29" draw:name="直線コネクタ 60" draw:style-name="gr4" draw:text-style-name="P1" svg:x1="0.137cm" svg:y1="0.268cm" svg:x2="4.27cm" svg:y2="0.268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41" table:end-x="1.423cm" table:end-y="0.286cm" draw:z-index="30" draw:name="直線コネクタ 61" draw:style-name="gr4" draw:text-style-name="P1" svg:x1="0.137cm" svg:y1="0.03cm" svg:x2="4.27cm" svg:y2="0.03cm">
              <text:p/>
            </draw:line>
            <draw:line table:end-cell-address="Sheet1.D42" table:end-x="1.423cm" table:end-y="0.222cm" draw:z-index="31" draw:name="直線コネクタ 62" draw:style-name="gr4" draw:text-style-name="P1" svg:x1="0.137cm" svg:y1="0.453cm" svg:x2="4.27cm" svg:y2="0.453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42" table:end-x="1.423cm" table:end-y="0.468cm" draw:z-index="32" draw:name="直線コネクタ 63" draw:style-name="gr4" draw:text-style-name="P1" svg:x1="0.137cm" svg:y1="0.212cm" svg:x2="4.27cm" svg:y2="0.212cm">
              <text:p/>
            </draw:line>
          </table:table-cell>
          <table:table-cell table:number-columns-repeated="2"/>
          <table:table-cell table:style-name="ce9"/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43" table:end-x="1.423cm" table:end-y="0.31cm" draw:z-index="33" draw:name="直線コネクタ 64" draw:style-name="gr4" draw:text-style-name="P1" svg:x1="0.137cm" svg:y1="0.054cm" svg:x2="4.27cm" svg:y2="0.054cm">
              <text:p/>
            </draw:line>
            <draw:line table:end-cell-address="Sheet1.D44" table:end-x="1.423cm" table:end-y="0.166cm" draw:z-index="34" draw:name="直線コネクタ 65" draw:style-name="gr4" draw:text-style-name="P1" svg:x1="0.137cm" svg:y1="0.397cm" svg:x2="4.27cm" svg:y2="0.397cm">
              <text:p/>
            </draw:line>
          </table:table-cell>
          <table:table-cell table:number-columns-repeated="2"/>
          <table:table-cell table:style-name="ce9">
            <draw:custom-shape table:end-cell-address="Sheet1.I48" table:end-x="1.11cm" table:end-y="0.131cm" draw:z-index="39" draw:name="テキスト ボックス 70" draw:style-name="gr9" draw:text-style-name="P3" svg:width="5.455cm" svg:height="2.079cm" svg:x="1.35cm" svg:y="0.486cm">
              <text:p text:style-name="P2"><text:span text:style-name="T1">显存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4"/>
          <table:table-cell table:style-name="ce51"/>
          <table:table-cell table:number-columns-repeated="1012"/>
        </table:table-row>
        <table:table-row table:style-name="ro1">
          <table:table-cell/>
          <table:table-cell>
            <draw:line table:end-cell-address="Sheet1.D44" table:end-x="1.423cm" table:end-y="0.415cm" draw:z-index="35" draw:name="直線コネクタ 66" draw:style-name="gr4" draw:text-style-name="P1" svg:x1="0.137cm" svg:y1="0.159cm" svg:x2="4.27cm" svg:y2="0.159cm">
              <text:p/>
            </draw:line>
          </table:table-cell>
          <table:table-cell table:number-columns-repeated="2"/>
          <table:table-cell table:style-name="ce10"/>
          <table:table-cell table:style-name="ce19" table:number-columns-repeated="4"/>
          <table:table-cell table:style-name="ce52"/>
          <table:table-cell table:number-columns-repeated="1012"/>
        </table:table-row>
        <table:table-row table:style-name="ro1">
          <table:table-cell/>
          <table:table-cell>
            <draw:line table:end-cell-address="Sheet1.D45" table:end-x="1.423cm" table:end-y="0.263cm" draw:z-index="36" draw:name="直線コネクタ 67" draw:style-name="gr4" draw:text-style-name="P1" svg:x1="0.137cm" svg:y1="0.007cm" svg:x2="4.27cm" svg:y2="0.007cm">
              <text:p/>
            </draw:line>
          </table:table-cell>
          <table:table-cell table:number-columns-repeated="2"/>
          <table:table-cell table:style-name="ce10"/>
          <table:table-cell table:style-name="ce19" table:number-columns-repeated="4"/>
          <table:table-cell table:style-name="ce52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10"/>
          <table:table-cell table:style-name="ce19" table:number-columns-repeated="4"/>
          <table:table-cell table:style-name="ce52"/>
          <table:table-cell table:number-columns-repeated="1012"/>
        </table:table-row>
        <table:table-row table:style-name="ro3">
          <table:table-cell table:number-columns-repeated="4"/>
          <table:table-cell table:style-name="ce11" office:value-type="string" calcext:value-type="string" table:number-columns-spanned="6" table:number-rows-spanned="1">
            <text:p>ROM(显卡BIOS)</text:p>
          </table:table-cell>
          <table:covered-table-cell table:number-columns-repeated="4" table:style-name="ce20"/>
          <table:covered-table-cell table:style-name="ce53"/>
          <table:table-cell table:number-columns-repeated="1012"/>
        </table:table-row>
        <table:table-row table:style-name="ro3">
          <table:table-cell table:number-columns-repeated="4"/>
          <table:table-cell table:style-name="ce12" office:value-type="string" calcext:value-type="string" table:number-columns-spanned="6" table:number-rows-spanned="1">
            <text:p>ROM(网卡BIOS)</text:p>
          </table:table-cell>
          <table:covered-table-cell table:number-columns-repeated="4" table:style-name="ce21"/>
          <table:covered-table-cell table:style-name="ce54"/>
          <table:table-cell table:number-columns-repeated="1012"/>
        </table:table-row>
        <table:table-row table:style-name="ro3">
          <table:table-cell table:number-columns-repeated="4"/>
          <table:table-cell table:style-name="ce13" office:value-type="string" calcext:value-type="string" table:number-columns-spanned="6" table:number-rows-spanned="1">
            <text:p>ROM(其他BIOS)</text:p>
          </table:table-cell>
          <table:covered-table-cell table:number-columns-repeated="4" table:style-name="ce22"/>
          <table:covered-table-cell table:style-name="ce55"/>
          <table:table-cell office:value-type="string" calcext:value-type="string">
            <text:p>64K -2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14" office:value-type="string" calcext:value-type="string" table:number-columns-spanned="6" table:number-rows-spanned="1">
            <text:p>ROM(系统BIOS)</text:p>
          </table:table-cell>
          <table:covered-table-cell table:number-columns-repeated="4" table:style-name="ce23"/>
          <table:covered-table-cell table:style-name="ce56"/>
          <table:table-cell office:value-type="string" calcext:value-type="string">
            <text:p>64K -1</text:p>
          </table:table-cell>
          <table:table-cell table:number-columns-repeated="1011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Sheet1_1." table:base-cell-address="$Sheet1.$A$1" table:cell-range-address="#REF!"/>
        <table:named-range table:name="Sheet1_2." table:base-cell-address="$Sheet1.$A$1" table:cell-range-address="#REF!"/>
        <table:named-range table:name="Sheet1_3." table:base-cell-address="$Sheet1.$A$1" table:cell-range-address="#REF!"/>
        <table:named-range table:name="Sheet1_4." table:base-cell-address="$Sheet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icrosoft YaHei UI Light" svg:font-family="'Microsoft YaHei UI Light'" style:font-family-generic="swiss"/>
    <style:font-face style:name="游ゴシック" svg:font-family="游ゴシック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n" fo:country="US" style:font-name-asian="文泉驿微米黑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文泉驿微米黑" style:font-family-generic="roman" style:font-pitch="variable" fo:font-size="12pt" fo:language="en" fo:country="US" style:letter-kerning="true" style:font-name-asian="文泉驿微米黑" style:font-size-asian="12pt" style:language-asian="zh" style:country-asian="CN" style:font-name-complex="文泉驿微米黑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游ゴシック" fo:font-family="游ゴシック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heng xiaobin</meta:initial-creator>
    <meta:creation-date>2015-06-05T18:17:20</meta:creation-date>
    <dc:date>2020-07-25T10:21:38.302470817</dc:date>
    <meta:generator>LibreOffice/6.3.6.2$Linux_X86_64 LibreOffice_project/30$Build-2</meta:generator>
    <meta:editing-duration>PT57S</meta:editing-duration>
    <meta:editing-cycles>1</meta:editing-cycles>
    <meta:document-statistic meta:table-count="1" meta:cell-count="20" meta:object-count="4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